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0pt" officeooo:rsid="003b1167" officeooo:paragraph-rsid="003b1167" style:font-size-asian="20pt" style:font-size-complex="20pt"/>
    </style:style>
    <style:style style:name="P2" style:family="paragraph" style:parent-style-name="Text_20_body">
      <style:text-properties fo:font-size="14pt" officeooo:rsid="001a230c" officeooo:paragraph-rsid="001a230c" style:font-size-asian="14pt" style:font-size-complex="14pt"/>
    </style:style>
    <style:style style:name="P3" style:family="paragraph" style:parent-style-name="Text_20_body">
      <style:text-properties fo:font-size="14pt" officeooo:rsid="005e22af" officeooo:paragraph-rsid="005e22af" style:font-size-asian="14pt" style:font-size-complex="14pt"/>
    </style:style>
    <style:style style:name="P4" style:family="paragraph" style:parent-style-name="Text_20_body">
      <style:text-properties fo:font-size="14pt" officeooo:rsid="005fab64" officeooo:paragraph-rsid="005fab64" style:font-size-asian="14pt" style:font-size-complex="14pt"/>
    </style:style>
    <style:style style:name="P5" style:family="paragraph" style:parent-style-name="Text_20_body">
      <style:text-properties fo:font-size="14pt" officeooo:rsid="0062efd1" officeooo:paragraph-rsid="0062efd1" style:font-size-asian="14pt" style:font-size-complex="14pt"/>
    </style:style>
    <style:style style:name="P6" style:family="paragraph" style:parent-style-name="Text_20_body">
      <style:text-properties fo:font-size="14pt" officeooo:rsid="00641f58" officeooo:paragraph-rsid="00641f58" style:font-size-asian="14pt" style:font-size-complex="14pt"/>
    </style:style>
    <style:style style:name="P7" style:family="paragraph" style:parent-style-name="Text_20_body">
      <style:text-properties fo:font-size="14pt" officeooo:rsid="0065cfa6" officeooo:paragraph-rsid="0065cfa6" style:font-size-asian="14pt" style:font-size-complex="14pt"/>
    </style:style>
    <style:style style:name="P8" style:family="paragraph" style:parent-style-name="Text_20_body">
      <style:text-properties fo:font-size="14pt" officeooo:rsid="00690742" officeooo:paragraph-rsid="00690742" style:font-size-asian="14pt" style:font-size-complex="14pt"/>
    </style:style>
    <style:style style:name="P9" style:family="paragraph" style:parent-style-name="Text_20_body">
      <style:text-properties fo:font-size="14pt" officeooo:rsid="006a754f" officeooo:paragraph-rsid="006a754f" style:font-size-asian="14pt" style:font-size-complex="14pt"/>
    </style:style>
    <style:style style:name="P10" style:family="paragraph" style:parent-style-name="Text_20_body">
      <style:text-properties fo:font-size="14pt" officeooo:rsid="006ca672" officeooo:paragraph-rsid="006ca672" style:font-size-asian="14pt" style:font-size-complex="14pt"/>
    </style:style>
    <style:style style:name="P11" style:family="paragraph" style:parent-style-name="Heading_20_3">
      <style:text-properties officeooo:rsid="0076d07a" officeooo:paragraph-rsid="0076d07a"/>
    </style:style>
    <style:style style:name="P12" style:family="paragraph" style:parent-style-name="Heading_20_3">
      <style:text-properties officeooo:rsid="0078a396" officeooo:paragraph-rsid="0078a396"/>
    </style:style>
    <style:style style:name="P13" style:family="paragraph" style:parent-style-name="Heading_20_3">
      <style:text-properties officeooo:rsid="007b0f53" officeooo:paragraph-rsid="007b0f53"/>
    </style:style>
    <style:style style:name="P14" style:family="paragraph" style:parent-style-name="Heading_20_3">
      <style:text-properties officeooo:rsid="0087b443" officeooo:paragraph-rsid="0087b443"/>
    </style:style>
    <style:style style:name="P15" style:family="paragraph" style:parent-style-name="Text_20_body">
      <style:text-properties fo:font-size="14pt" officeooo:rsid="005e22af" style:font-size-asian="14pt" style:font-size-complex="14pt"/>
    </style:style>
    <style:style style:name="P16" style:family="paragraph" style:parent-style-name="Text_20_body">
      <style:text-properties fo:font-size="14pt" officeooo:rsid="0075e57c" officeooo:paragraph-rsid="0075e57c" style:font-size-asian="14pt" style:font-size-complex="14pt"/>
    </style:style>
    <style:style style:name="P17" style:family="paragraph" style:parent-style-name="Text_20_body">
      <style:text-properties fo:font-size="14pt" officeooo:rsid="007668e4" officeooo:paragraph-rsid="007668e4" style:font-size-asian="14pt" style:font-size-complex="14pt"/>
    </style:style>
    <style:style style:name="P18" style:family="paragraph" style:parent-style-name="Text_20_body">
      <style:text-properties fo:font-size="14pt" officeooo:rsid="0076d07a" officeooo:paragraph-rsid="0076d07a" style:font-size-asian="14pt" style:font-size-complex="14pt"/>
    </style:style>
    <style:style style:name="P19" style:family="paragraph" style:parent-style-name="Text_20_body">
      <style:text-properties fo:font-size="14pt" officeooo:rsid="0078a396" officeooo:paragraph-rsid="0078a396" style:font-size-asian="14pt" style:font-size-complex="14pt"/>
    </style:style>
    <style:style style:name="P20" style:family="paragraph" style:parent-style-name="Text_20_body">
      <style:text-properties fo:font-size="14pt" officeooo:rsid="0079f8a9" officeooo:paragraph-rsid="0079f8a9" style:font-size-asian="14pt" style:font-size-complex="14pt"/>
    </style:style>
    <style:style style:name="P21" style:family="paragraph" style:parent-style-name="Text_20_body">
      <style:text-properties fo:font-size="14pt" officeooo:rsid="007b0f53" officeooo:paragraph-rsid="007b0f53" style:font-size-asian="14pt" style:font-size-complex="14pt"/>
    </style:style>
    <style:style style:name="P22" style:family="paragraph" style:parent-style-name="Text_20_body">
      <style:text-properties officeooo:rsid="0076d07a" officeooo:paragraph-rsid="0076d07a"/>
    </style:style>
    <style:style style:name="P23" style:family="paragraph" style:parent-style-name="Text_20_body">
      <style:text-properties officeooo:rsid="007c0c8d" officeooo:paragraph-rsid="007c0c8d"/>
    </style:style>
    <style:style style:name="P24" style:family="paragraph" style:parent-style-name="Text_20_body">
      <style:text-properties officeooo:rsid="0080fb22" officeooo:paragraph-rsid="0080fb22"/>
    </style:style>
    <style:style style:name="P25" style:family="paragraph" style:parent-style-name="Text_20_body">
      <style:text-properties officeooo:rsid="0082df68" officeooo:paragraph-rsid="0082df68"/>
    </style:style>
    <style:style style:name="P26" style:family="paragraph" style:parent-style-name="Text_20_body">
      <style:text-properties officeooo:rsid="0087b443" officeooo:paragraph-rsid="0087b443"/>
    </style:style>
    <style:style style:name="T1" style:family="text">
      <style:text-properties officeooo:rsid="006c1864"/>
    </style:style>
    <style:style style:name="T2" style:family="text">
      <style:text-properties officeooo:rsid="006e5218"/>
    </style:style>
    <style:style style:name="T3" style:family="text">
      <style:text-properties officeooo:rsid="0074f8ba"/>
    </style:style>
    <style:style style:name="T4" style:family="text">
      <style:text-properties officeooo:rsid="00786d87"/>
    </style:style>
    <style:style style:name="T5" style:family="text">
      <style:text-properties officeooo:rsid="0078ecbe"/>
    </style:style>
    <style:style style:name="T6" style:family="text">
      <style:text-properties officeooo:rsid="00794257"/>
    </style:style>
    <style:style style:name="T7" style:family="text">
      <style:text-properties officeooo:rsid="007dffc4"/>
    </style:style>
    <style:style style:name="T8" style:family="text">
      <style:text-properties officeooo:rsid="007fc423"/>
    </style:style>
    <style:style style:name="T9" style:family="text">
      <style:text-properties officeooo:rsid="007fe49d"/>
    </style:style>
    <style:style style:name="T10" style:family="text">
      <style:text-properties officeooo:rsid="00829f64"/>
    </style:style>
    <style:style style:name="T11" style:family="text">
      <style:text-properties officeooo:rsid="0083c8fc"/>
    </style:style>
    <style:style style:name="T12" style:family="text">
      <style:text-properties officeooo:rsid="0083e43b"/>
    </style:style>
    <style:style style:name="T13" style:family="text">
      <style:text-properties officeooo:rsid="0084af1c"/>
    </style:style>
    <style:style style:name="T14" style:family="text">
      <style:text-properties officeooo:rsid="00868391"/>
    </style:style>
    <style:style style:name="T15" style:family="text">
      <style:text-properties officeooo:rsid="00872cea"/>
    </style:style>
    <style:style style:name="T16" style:family="text">
      <style:text-properties officeooo:rsid="0087d10b"/>
    </style:style>
    <style:style style:name="T17" style:family="text">
      <style:text-properties officeooo:rsid="0087f702"/>
    </style:style>
    <style:style style:name="T18" style:family="text">
      <style:text-properties officeooo:rsid="00898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iles</text:span> report</text:p>
      <text:p text:style-name="P15"/>
      <text:h text:style-name="P11" text:outline-level="3">copy</text:h>
      <text:p text:style-name="P16">I wrote with_retry utils for both read and write, so they automatically retry when EINTR happens. I used this for the rest of the programs too. I could have created a shared file, and linked and reused it, but I'm lazy. Also the with_retry call signature gives a warning because the write requires the buffer to be const, but I still decided to keep this. </text:p>
      <text:p text:style-name="P17">I later realized that I should have done the retrying for close() too, but it's too late.</text:p>
      <text:p text:style-name="P17"/>
      <text:p text:style-name="P18">This program just reads the given file into a buffer, and writes however much it read to the output file. That's it.</text:p>
      <text:p text:style-name="P18"/>
      <text:h text:style-name="P11" text:outline-level="3">truncate</text:h>
      <text:p text:style-name="P22">Pretty straightforward. At the end I just take a buffer of size 20 because I know that the file shouldn't be longer than that (actually should be 10). I read the file into the buffer, at the end of the buffer I set '\0' to print it as a string.</text:p>
      <text:p text:style-name="P22"/>
      <text:h text:style-name="P11" text:outline-level="3">reverse</text:h>
      <text:p text:style-name="P18">I seek to the end of the destination, see how many bytes it has. Then I read one byte, print it, lseek -2, because the read incremented the pointer. <text:span text:style-name="T4">I could have read a batch, printed it in the reverse order, then repeated, that would be more efficient.</text:span></text:p>
      <text:p text:style-name="P18"/>
      <text:h text:style-name="P12" text:outline-level="3">log</text:h>
      <text:p text:style-name="P19">I checked the system, the max pid is 4194304, which is 7 digits long. I assume the input size of the user is <text:s/>max 100 long. I create a buffer of size 11<text:span text:style-name="T5">3</text:span>. Because the string "PID=1234567<text:span text:style-name="T5">:</text:span>"<text:span text:style-name="T5"> has length 12, and at the end snprintf will add '\0', so I need 13. </text:span><text:span text:style-name="T6">I read from file descriptor 0, by size 100, and save it after my string in the buffer, making sure '\0' is rewritten.</text:span></text:p>
      <text:p text:style-name="P19"/>
      <text:p text:style-name="P20">Then because I know how many bytes I've read, I add 12 to it, and write it at the end of my file.</text:p>
      <text:h text:style-name="P13" text:outline-level="3"><text:soft-page-break/>sparse</text:h>
      <text:p text:style-name="P21">Nothing special here. I left the required comment.</text:p>
      <text:p text:style-name="P21"/>
      <text:h text:style-name="P13" text:outline-level="3">overwrite</text:h>
      <text:p text:style-name="P23">I lseek all around the place here. <text:line-break/><text:line-break/><text:span text:style-name="T7">First I create a buffer of size 5, because I know that the string "10\n" has 3 chars, and '\0' needs to be appended by snprintf (yes I should have allocated buffer of size 4).</text:span><text:span text:style-name="T8"> <text:s/>I write the buffer to the file, for all 10 numbers. </text:span><text:span text:style-name="T9">I could have done all this in one write. But it seemed the task wanted me not to.</text:span></text:p>
      <text:p text:style-name="P23"/>
      <text:p text:style-name="P24">I close the file, then I open it in readonly mode. <text:span text:style-name="T10">I read each byte one by one, when I find '4', I call the rewrite function. </text:span></text:p>
      <text:p text:style-name="P24"/>
      <text:p text:style-name="P25">Rewrite first does lseek with SEEK_CUR, to find how at which position '4' + 1 is, then does lseek with SEEK_END to see the whole file size. Subtracts to see how many bytes there are after '4'. <text:span text:style-name="T11">Since at this point the pointer is at the end of the file, lseeks again with SEEK_CUR to -remaining position to go back to '4' + 1. </text:span><text:span text:style-name="T12">Reads the whole remaining bytes into a buffer into a malloced memory</text:span><text:span text:style-name="T13"> (because I wanted this program to be somewhat dynamic)</text:span><text:span text:style-name="T12">. </text:span><text:span text:style-name="T14">Then goes back to '4' by doing SEEK_CUR with -remaining - 1. </text:span><text:span text:style-name="T15">Writes "100" at that place, and writes all the contents of the buffer after it. The '\n' comes with it conveniently.</text:span></text:p>
      <text:p text:style-name="P25"/>
      <text:h text:style-name="P14" text:outline-level="3">compare</text:h>
      <text:p text:style-name="P26">Pretty simple. Reads both files by some chunk size. If both of the reads return 0, it means both files have reached the end simultaneously, so they're <text:span text:style-name="T16">identical</text:span>.<text:span text:style-name="T17"> Otherwise loops to the maximum one (if we read equal amount from both, maximum will be equal to both). </text:span><text:span text:style-name="T18">If any of the files returned less bytes than the other one, return current index. Or if we find a mismatch of the characters, return the index.</text:span></text:p>
      <text:p text:style-name="P2">Github repo: https://github.com/VaheHayrapetyan24/CS331_operating_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13:52.282069694</meta:creation-date>
    <dc:date>2025-11-03T22:37:45.877649668</dc:date>
    <meta:editing-duration>PT2H47M50S</meta:editing-duration>
    <meta:editing-cycles>113</meta:editing-cycles>
    <meta:generator>LibreOffice/24.2.7.2$Linux_X86_64 LibreOffice_project/420$Build-2</meta:generator>
    <meta:document-statistic meta:table-count="0" meta:image-count="0" meta:object-count="0" meta:page-count="2" meta:paragraph-count="21" meta:word-count="610" meta:character-count="3216" meta:non-whitespace-character-count="2621"/>
  </office:meta>
</office:document-meta>
</file>